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</style:style>
    <style:style style:name="gr2" style:family="graphic" style:parent-style-name="standard">
      <style:graphic-properties draw:stroke="none" svg:stroke-color="#000000" draw:fill="none" draw:fill-color="#ffffff" fo:min-height="1.801cm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P2" style:family="paragraph">
      <style:paragraph-properties fo:line-height="1.8cm"/>
      <style:text-properties fo:font-size="33pt" style:font-size-asian="33pt" style:font-size-complex="33pt"/>
    </style:style>
    <style:style style:name="P3" style:family="paragraph">
      <loext:graphic-properties draw:fill="none" draw:fill-color="#ffffff"/>
      <style:paragraph-properties fo:line-height="1.8cm" fo:text-align="center"/>
      <style:text-properties style:font-name="Open Sans" fo:font-size="33pt" style:font-size-asian="33pt" style:font-size-complex="33pt"/>
    </style:style>
    <style:style style:name="T1" style:family="text">
      <style:text-properties fo:color="#ce181e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style:style style:name="T3" style:family="text">
      <style:text-properties style:font-name="Open Sans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cm" svg:y="-0.795cm">
          <draw:text-box>
            <text:p><text:span text:style-name="T1">Rel</text:span><text:span text:style-name="T2">Bib</text:span></text:p>
          </draw:text-box>
        </draw:frame>
        <draw:frame draw:style-name="gr2" draw:text-style-name="P3" draw:layer="layout" svg:width="22.185cm" svg:height="2.051cm" svg:x="0.715cm" svg:y="6.945cm">
          <draw:text-box>
            <text:p text:style-name="P2"><text:span text:style-name="T3">Bibliography of the Study of Reli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21cm" fo:margin-left="0.115cm" fo:margin-right="0.593cm" fo:page-width="22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1:56:36.531532893</meta:creation-date>
    <dc:date>2019-05-21T10:12:00.362206964</dc:date>
    <meta:editing-duration>PT18M28S</meta:editing-duration>
    <meta:editing-cycles>14</meta:editing-cycles>
    <meta:generator>LibreOffice/6.0.7.3$Linux_X86_64 LibreOffice_project/00m0$Build-3</meta:generator>
    <dc:creator>Mario Trojan</dc:creator>
    <meta:document-statistic meta:object-count="2"/>
  </office:meta>
</office:document-meta>
</file>